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Hack n’ Slash!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Cleave em all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Guard up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BONK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Stab stab!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57:57.358196418</meta:creation-date>
    <dc:date>2024-07-28T17:59:27.375894714</dc:date>
    <meta:editing-duration>PT1M30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